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1pt" fo:letter-spacing="normal" fo:font-style="normal" fo:font-weight="normal" officeooo:rsid="001caaca" officeooo:paragraph-rsid="001caaca" style:font-size-asian="11pt" style:font-size-complex="11pt"/>
    </style:style>
    <style:style style:name="P2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P3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P4" style:family="paragraph" style:parent-style-name="Preformatted_20_Text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rial" fo:font-size="11pt" fo:letter-spacing="normal" fo:font-style="normal" fo:font-weight="bold" officeooo:rsid="001caaca" officeooo:paragraph-rsid="001caaca" style:font-size-asian="11pt" style:font-weight-asian="bold" style:font-size-complex="11pt" style:font-weight-complex="bold"/>
    </style:style>
    <style:style style:name="P5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6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style:font-size-asian="11pt" style:font-size-complex="11pt"/>
    </style:style>
    <style:style style:name="P7" style:family="paragraph" style:parent-style-name="Preformatted_20_Text">
      <style:paragraph-properties fo:orphans="2" fo:widows="2"/>
      <style:text-properties style:font-name="Arial" fo:font-size="11pt" style:font-size-asian="11pt" style:font-size-complex="11pt"/>
    </style:style>
    <style:style style:name="P8" style:family="paragraph" style:parent-style-name="Preformatted_20_Text">
      <style:paragraph-properties fo:margin-top="0cm" fo:margin-bottom="0.499cm" style:contextual-spacing="false" fo:orphans="2" fo:widows="2"/>
      <style:text-properties style:font-name="Arial" fo:font-size="11pt" style:font-size-asian="11pt" style:font-size-complex="11pt"/>
    </style:style>
    <style:style style:name="P9" style:family="paragraph" style:parent-style-name="Text_20_body">
      <style:text-properties style:font-name="Arial" fo:font-size="11pt" style:font-size-asian="11pt" style:font-size-complex="11pt"/>
    </style:style>
    <style:style style:name="P10" style:family="paragraph" style:parent-style-name="Preformatted_20_Text">
      <style:paragraph-properties fo:orphans="2" fo:widows="2"/>
      <style:text-properties style:font-name="Arial" fo:font-size="11pt" fo:font-weight="bold" style:font-size-asian="11pt" style:font-weight-asian="bold" style:font-size-complex="11pt" style:font-weight-complex="bold"/>
    </style:style>
    <style:style style:name="P11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fo:font-style="normal" fo:font-weight="bold" style:font-size-asian="11pt" style:font-weight-asian="bold" style:font-size-complex="11pt" style:font-weight-complex="bold"/>
    </style:style>
    <style:style style:name="P12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fo:font-style="normal" fo:font-weight="bold" officeooo:rsid="00243dcd" officeooo:paragraph-rsid="00243dcd" style:font-size-asian="11pt" style:font-weight-asian="bold" style:font-size-complex="11pt" style:font-weight-complex="bold"/>
    </style:style>
    <style:style style:name="P13" style:family="paragraph" style:parent-style-name="Preformatted_20_Text">
      <style:paragraph-properties fo:orphans="2" fo:widows="2"/>
      <style:text-properties fo:font-variant="normal" fo:text-transform="none" fo:color="#000000" loext:opacity="100%" style:font-name="Arial" fo:font-size="11pt" fo:letter-spacing="normal" fo:font-style="normal" fo:font-weight="normal" style:font-size-asian="11pt" style:font-size-complex="11pt"/>
    </style:style>
    <style:style style:name="T1" style:family="text">
      <style:text-properties officeooo:rsid="001caaca"/>
    </style:style>
    <style:style style:name="T2" style:family="text">
      <style:text-properties fo:font-style="normal" fo:font-weight="normal"/>
    </style:style>
    <style:style style:name="T3" style:family="text">
      <style:text-properties fo:font-style="normal" fo:font-weight="normal" officeooo:rsid="001caaca"/>
    </style:style>
    <style:style style:name="T4" style:family="text">
      <style:text-properties officeooo:rsid="001e912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fde23" style:font-weight-asian="bold" style:font-weight-complex="bold"/>
    </style:style>
    <style:style style:name="T7" style:family="text">
      <style:text-properties style:text-underline-style="solid" style:text-underline-width="bold" style:text-underline-color="font-color" fo:font-weight="bold" style:font-weight-asian="bold" style:font-weight-complex="bold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style:font-weight-asian="normal" style:font-weight-complex="normal"/>
    </style:style>
    <style:style style:name="T10" style:family="text">
      <style:text-properties officeooo:rsid="001fafc7"/>
    </style:style>
    <style:style style:name="T11" style:family="text">
      <style:text-properties officeooo:rsid="001fde23"/>
    </style:style>
    <style:style style:name="T12" style:family="text">
      <style:text-properties officeooo:rsid="0021da6d"/>
    </style:style>
    <style:style style:name="T13" style:family="text">
      <style:text-properties style:font-weight-asian="normal" style:font-weight-complex="normal"/>
    </style:style>
    <style:style style:name="T14" style:family="text">
      <style:text-properties officeooo:rsid="0023766d"/>
    </style:style>
    <style:style style:name="T15" style:family="text">
      <style:text-properties officeooo:rsid="00243dc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lución:</text:p>
      <text:p text:style-name="P1"/>
      <text:p text:style-name="P4">MR del MER_E De la BD Librería</text:p>
      <text:p text:style-name="P2"/>
      <text:p text:style-name="P2">-1.- Obter o modelo relacional do ER-E adxunto. Pon las restrici<text:span text:style-name="T1">ó</text:span>ns de integridade referenciais que creas necesarias e explicándoas.</text:p>
      <text:p text:style-name="P7"/>
      <text:p text:style-name="P3">-- 1.a.- Para as extensi<text:span text:style-name="T1">ó</text:span>ns existentes no modelo, dicir de cada un dos casos, si e aplicable o no e explicar por qu<text:span text:style-name="T1">é</text:span>. Escoller para pasalas, o caso que de menos t<text:span text:style-name="T1">á</text:span>boas. </text:p>
      <text:p text:style-name="P6"><text:s/><text:span text:style-name="T2">--Especificar aparte cal ser</text:span><text:span text:style-name="T3">í</text:span><text:span text:style-name="T2">a o resultado de pasar Amigo polo caso A.</text:span></text:p>
      <text:p text:style-name="P7"/>
      <text:p text:style-name="P7"/>
      <text:p text:style-name="P3">-- El campo Autor de Libro da lugar a dos tablas (Autor y Libro_Autor)ya que es </text:p>
      <text:p text:style-name="P3">-- un atributo multivaluado.</text:p>
      <text:p text:style-name="P7"/>
      <text:p text:style-name="P3">-- Para la extension de libro (Mercado/Regalado) disjunta con completitud total</text:p>
      <text:p text:style-name="P3">-- de libro (Mercado/Regalado):</text:p>
      <text:p text:style-name="P3">-- Se puede pasar por el A, dar<text:span text:style-name="T1">ía</text:span> las tablas Libro, Mercado y Regalado.</text:p>
      <text:p text:style-name="P3">-- No se puede por el B, es disjunta total pero la superclase tiene relaciones <text:s text:c="2"/>propias.</text:p>
      <text:p text:style-name="P3">-- Se puede por el C, es <text:s/>disjunta y da una unica tabla. Escogemos este caso.</text:p>
      <text:p text:style-name="P3">-- No se puede por el D, no es overlay.</text:p>
      <text:p text:style-name="P7"/>
      <text:p text:style-name="P3">-- Para la extension de libro (Fotocopia/Original) disjunta con completitud total :</text:p>
      <text:p text:style-name="P3">-- Se puede pasar por el A, dar<text:span text:style-name="T1">ía</text:span> las tablas Libro, Fotocopia y Original.</text:p>
      <text:p text:style-name="P3">-- No se puede por el B, es disjunta total pero la superclase tiene relaciones propias.</text:p>
      <text:p text:style-name="P3">-- Se puede por el C, es <text:s/>disjunta y dar<text:span text:style-name="T1">í</text:span>a una unica tabla. Escogemos este caso.</text:p>
      <text:p text:style-name="P3">-- No se puede por el D, no es overlay.</text:p>
      <text:p text:style-name="P7"/>
      <text:p text:style-name="P3">-- Para la extension de Amigo overlay con completitud total <text:s/>(Amigo_Reg, Amigo_Pre):</text:p>
      <text:p text:style-name="P3">-- Se puede <text:s/>pasar por el A, dar<text:span text:style-name="T1">á</text:span> las tablas Amigo, Amigo_Reg y Amigo_Pre.</text:p>
      <text:p text:style-name="P3">-- Se puede por el B, ya que <text:span text:style-name="T4">tiene completitude total </text:span>la superclase no tiene relaciones propias.</text:p>
      <text:p text:style-name="P3">-- No es recomendable ya que no es disjunta y habrá datos de los amigos que</text:p>
      <text:p text:style-name="P3">-- se repetirian.</text:p>
      <text:p text:style-name="P3">-- No se puede pasar por el C, no es disjunta</text:p>
      <text:p text:style-name="P3">-- Se puede pasar por el D ya que es overlay y dar<text:span text:style-name="T4">á</text:span> como resultado una unica tabla. </text:p>
      <text:p text:style-name="P3">-- Escogemos este caso.</text:p>
      <text:p text:style-name="P7"/>
      <text:p text:style-name="P3">-- AMIGO POR EL CASO A:</text:p>
      <text:p text:style-name="P7"/>
      <text:p text:style-name="P3">-- Amigos: Cod_Ami(Primary key), Nome*, Enderezo, Telefono.</text:p>
      <text:p text:style-name="P3">-- Amigo_Reg: Cod_Amigo_Reg(Primary key) --&gt; FK Amigos UC DC.</text:p>
      <text:p text:style-name="P3">-- Amigo_Pre: Cod_Amigo_Pre(Primary key) --&gt; FK Amigos UC DC.</text:p>
      <text:p text:style-name="P7"/>
      <text:p text:style-name="P3">-- <text:s/>1.b.-Obter o modelo relacional correspondente se<text:span text:style-name="T4">ñ</text:span>alando todos os elementos </text:p>
      <text:p text:style-name="P3">-- significativos que existan nel.</text:p>
      <text:p text:style-name="P7"/>
      <text:p text:style-name="P10"/>
      <text:p text:style-name="P5">--***********************</text:p>
      <text:p text:style-name="P5">--***Modelo Relacional***</text:p>
      <text:p text:style-name="P5">--***********************</text:p>
      <text:p text:style-name="P7"/>
      <text:p text:style-name="P3">-- <text:span text:style-name="T5">Amigo</text:span>: <text:span text:style-name="T7">Cod_Ami </text:span>(PK), Nome*, Enderezo, Telefono*, Presta(S/N)*,</text:p>
      <text:p text:style-name="P3">-- Regala (S/N)*.</text:p>
      <text:p text:style-name="P7"/>
      <text:p text:style-name="P3">-- <text:span text:style-name="T5">Libreria</text:span>: <text:span text:style-name="T7">Cod_Lib </text:span>(PK), Nome*, Enderezo, Telefono*, Persoa_Cont*.</text:p>
      <text:p text:style-name="P7"/>
      <text:p text:style-name="P3">-- <text:span text:style-name="T8">Editorial</text:span>: <text:span text:style-name="T7">Cod_Edi </text:span>(PK), Nome*. <text:s/>Creamos la tabla Editorial por codificaci<text:span text:style-name="T10">ó</text:span>n.</text:p>
      <text:p text:style-name="P7"><text:soft-page-break/></text:p>
      <text:p text:style-name="P3"/>
      <text:p text:style-name="P3"/>
      <text:p text:style-name="P3"/>
      <text:p text:style-name="P3"/>
      <text:p text:style-name="P3">-- <text:span text:style-name="T5">Libro</text:span>: <text:span text:style-name="T7">Cod_Libro</text:span><text:span text:style-name="T8"> </text:span>(PK), Titulo*, Data_Adq, Año_Edc, Cod_Edi<text:span text:style-name="T11">*</text:span> --&gt; (FK Editorial, UC/DNA), Prezo, Fot_Ori(M/R)*, Mer_Reg(M/R)*,Esp_Can(E/C), Cod_Ami --&gt; (FK Amigo, UC/DNA), Cod_Lib(FK Libreria, UC/DNA).</text:p>
      <text:p text:style-name="P7"/>
      <text:p text:style-name="P3">--** Ninguna FK puede ser Not Null pues Libro/Regala y Libro/Merca </text:p>
      <text:p text:style-name="P3">--** no tienen participacion total, <text:span text:style-name="T6">solo </text:span><text:span text:style-name="T5">Editorial</text:span> <text:span text:style-name="T11">tiene participacion total.</text:span></text:p>
      <text:p text:style-name="P7"/>
      <text:p text:style-name="P3">--** Fot_Ori(M/R)*, Mer_Reg(M/R)* los hacemos obligatorios pues las dos extensiones</text:p>
      <text:p text:style-name="P3">--** tienen completitud total.</text:p>
      <text:p text:style-name="P7"/>
      <text:p text:style-name="P3">-- <text:span text:style-name="T5">Autor</text:span>: <text:span text:style-name="T7">Cod_Autor</text:span>(PK), Nome*.</text:p>
      <text:p text:style-name="P7"/>
      <text:p text:style-name="P3">-- <text:span text:style-name="T5">Libro_Autor</text:span>: (<text:span text:style-name="T7">Cod_Autor</text:span> --&gt; (FK Autor, UC/D<text:span text:style-name="T12">NA </text:span>), <text:span text:style-name="T7">Cod_Libro</text:span><text:span text:style-name="T8"> </text:span><text:span text:style-name="T9">--&gt;</text:span><text:span text:style-name="T8"> </text:span>(FK Libro, UC/<text:span text:style-name="T11">D</text:span><text:span text:style-name="T12">C</text:span>) ) --&gt; (PK).</text:p>
      <text:p text:style-name="P3">-- Las restricciones UC por la IR y las D<text:span text:style-name="T11">NA</text:span> <text:s/><text:span text:style-name="T15">o DC </text:span>ya que las FK forman parte de</text:p>
      <text:p text:style-name="P3">-- la PK y la IE de esta.</text:p>
      <text:p text:style-name="P7"/>
      <text:p text:style-name="P3">-- ********************************************************************************<text:span text:style-name="T11">*************</text:span></text:p>
      <text:p text:style-name="P5">--Explicar que diferencia hay entre las dos IR: DC e DNA en la relacion Libro_Autor:</text:p>
      <text:p text:style-name="P12">Al borrar un autor <text:s/>no quiero borrar <text:s/>los datos de todos sus libros: DNA</text:p>
      <text:p text:style-name="P12">Al borrar un libro quiero borrar todas sus entradas: DC </text:p>
      <text:p text:style-name="P3">--*********************************************************************************<text:span text:style-name="T11">*************</text:span></text:p>
      <text:p text:style-name="P7"/>
      <text:p text:style-name="P7"/>
      <text:p text:style-name="P3">-- <text:span text:style-name="T5">Prestamo</text:span>: (<text:span text:style-name="T5">Cod_Ami_Pre</text:span> -&gt; (FK Amigo, UC/DC), <text:span text:style-name="T5">Cod_Libro </text:span><text:span text:style-name="T13">--&gt;</text:span><text:span text:style-name="T5"> </text:span>(FK Libro, UC/DC), Data_Pre)(PK), <text:s/>Data_Dev.</text:p>
      <text:p text:style-name="P3"/>
      <text:p text:style-name="P3">-- Las restricciones UC por la IR y las DC ya que las FK forman parte de la PK y la IE de esta.</text:p>
      <text:p text:style-name="P7"/>
      <text:p text:style-name="P3">-- <text:span text:style-name="T5">Indice</text:span>: (<text:span text:style-name="T5">Cod_Libro</text:span> --&gt; (FK Libro, UC/DC), <text:span text:style-name="T5">Cod_Tit</text:span>) <text:s text:c="2"/>(PK), Texto_Tit*, Paxina*, (Cod_LPai, </text:p>
      <text:p text:style-name="P3">-- Cod_Tpai) --&gt; (FK Indice, UC/DSN o DNA).</text:p>
      <text:p text:style-name="P7"/>
      <text:p text:style-name="P3">-- FK Libro, UC/DC: La restriccion UC por la IR y las DC ya que la FK forma parte de la PK</text:p>
      <text:p text:style-name="P3">-- debido a la debilidad por identidad y la IE de esta.</text:p>
      <text:p text:style-name="P3"/>
      <text:p text:style-name="P3">-- FK Indice, UC/DSN DNA La restriccion UC por la IR y las DSN tambien por la IR</text:p>
      <text:p text:style-name="P7"/>
      <text:p text:style-name="P7"/>
      <text:p text:style-name="P8"/>
      <text:p text:style-name="P9"><text:lin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7T12:13:10.70</meta:creation-date>
    <dc:date>2024-11-13T10:12:00.449000000</dc:date>
    <meta:editing-duration>PT1H32M28S</meta:editing-duration>
    <meta:editing-cycles>7</meta:editing-cycles>
    <meta:generator>LibreOffice/24.2.4.2$Windows_X86_64 LibreOffice_project/51a6219feb6075d9a4c46691dcfe0cd9c4fff3c2</meta:generator>
    <meta:document-statistic meta:table-count="0" meta:image-count="0" meta:object-count="0" meta:page-count="2" meta:paragraph-count="61" meta:word-count="682" meta:character-count="4044" meta:non-whitespace-character-count="3419"/>
  </office:meta>
</office:document-meta>
</file>